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7" table:default-cell-style-name="ce2"/>
        <table:table-row table:style-name="ro1">
          <table:table-cell table:style-name="Default" table:number-columns-repeated="18"/>
        </table:table-row>
        <table:table-row table:style-name="ro2">
          <table:table-cell table:style-name="Default"/>
          <table:table-cell table:style-name="ce5" table:formula="of:=CHAR(COLUMN([.CS1]))" office:value-type="string" office:string-value="a" calcext:value-type="string">
            <text:p>a</text:p>
          </table:table-cell>
          <table:table-cell table:style-name="ce5" table:formula="of:=CHAR(COLUMN([.CT1]))" office:value-type="string" office:string-value="b" calcext:value-type="string">
            <text:p>b</text:p>
          </table:table-cell>
          <table:table-cell table:style-name="ce5" table:formula="of:=CHAR(COLUMN([.CU1]))" office:value-type="string" office:string-value="c" calcext:value-type="string">
            <text:p>c</text:p>
          </table:table-cell>
          <table:table-cell table:style-name="ce5" table:formula="of:=CHAR(COLUMN([.CV1]))" office:value-type="string" office:string-value="d" calcext:value-type="string">
            <text:p>d</text:p>
          </table:table-cell>
          <table:table-cell table:style-name="ce5" table:formula="of:=CHAR(COLUMN([.CW1]))" office:value-type="string" office:string-value="e" calcext:value-type="string">
            <text:p>e</text:p>
          </table:table-cell>
          <table:table-cell table:style-name="ce5" table:formula="of:=CHAR(COLUMN([.CX1]))" office:value-type="string" office:string-value="f" calcext:value-type="string">
            <text:p>f</text:p>
          </table:table-cell>
          <table:table-cell table:style-name="ce5" table:formula="of:=CHAR(COLUMN([.CY1]))" office:value-type="string" office:string-value="g" calcext:value-type="string">
            <text:p>g</text:p>
          </table:table-cell>
          <table:table-cell table:style-name="ce5" table:formula="of:=CHAR(COLUMN([.CZ1]))" office:value-type="string" office:string-value="h" calcext:value-type="string">
            <text:p>h</text:p>
          </table:table-cell>
          <table:table-cell table:style-name="ce5" table:formula="of:=CHAR(COLUMN([.DA1]))" office:value-type="string" office:string-value="i" calcext:value-type="string">
            <text:p>i</text:p>
          </table:table-cell>
          <table:table-cell table:style-name="ce5" table:formula="of:=CHAR(COLUMN([.DB1]))" office:value-type="string" office:string-value="j" calcext:value-type="string">
            <text:p>j</text:p>
          </table:table-cell>
          <table:table-cell table:style-name="ce5" table:formula="of:=CHAR(COLUMN([.DC1]))" office:value-type="string" office:string-value="k" calcext:value-type="string">
            <text:p>k</text:p>
          </table:table-cell>
          <table:table-cell table:style-name="ce5" table:formula="of:=CHAR(COLUMN([.DD1]))" office:value-type="string" office:string-value="l" calcext:value-type="string">
            <text:p>l</text:p>
          </table:table-cell>
          <table:table-cell table:style-name="ce5" table:formula="of:=CHAR(COLUMN([.DE1]))" office:value-type="string" office:string-value="m" calcext:value-type="string">
            <text:p>m</text:p>
          </table:table-cell>
          <table:table-cell table:style-name="ce5" table:formula="of:=CHAR(COLUMN([.DF1]))" office:value-type="string" office:string-value="n" calcext:value-type="string">
            <text:p>n</text:p>
          </table:table-cell>
          <table:table-cell table:style-name="ce5" table:formula="of:=CHAR(COLUMN([.DG1]))" office:value-type="string" office:string-value="o" calcext:value-type="string">
            <text:p>o</text:p>
          </table:table-cell>
          <table:table-cell table:style-name="ce5" table:formula="of:=CHAR(COLUMN([.DH1]))" office:value-type="string" office:string-value="p" calcext:value-type="string">
            <text:p>p</text:p>
          </table:table-cell>
          <table:table-cell table:style-name="ce5" table:formula="of:=CHAR(COLUMN([.DI1]))" office:value-type="string" office:string-value="q" calcext:value-type="string">
            <text:p>q</text:p>
          </table:table-cell>
        </table:table-row>
        <table:table-row table:style-name="ro2">
          <table:table-cell table:style-name="ce1"/>
          <table:table-cell table:style-name="ce4" office:value-type="string" calcext:value-type="string">
            <text:p>ArrivalRate </text:p>
          </table:table-cell>
          <table:table-cell table:style-name="ce4" office:value-type="string" calcext:value-type="string">
            <text:p>AsignarP1 </text:p>
          </table:table-cell>
          <table:table-cell table:style-name="ce4" office:value-type="string" calcext:value-type="string">
            <text:p>AsignarP2 </text:p>
          </table:table-cell>
          <table:table-cell table:style-name="ce4" office:value-type="string" calcext:value-type="string">
            <text:p>EmpezarP1 </text:p>
          </table:table-cell>
          <table:table-cell table:style-name="ce4" office:value-type="string" calcext:value-type="string">
            <text:p>EmpezarP2 </text:p>
          </table:table-cell>
          <table:table-cell table:style-name="ce4" office:value-type="string" calcext:value-type="string">
            <text:p>FinalizarT1P1 </text:p>
          </table:table-cell>
          <table:table-cell table:style-name="ce4" office:value-type="string" calcext:value-type="string">
            <text:p>FinalizarT1P2 </text:p>
          </table:table-cell>
          <table:table-cell table:style-name="ce4" office:value-type="string" calcext:value-type="string">
            <text:p>FinalizarT2P1 </text:p>
          </table:table-cell>
          <table:table-cell table:style-name="ce4" office:value-type="string" calcext:value-type="string">
            <text:p>FinalizarT2P2 </text:p>
          </table:table-cell>
          <table:table-cell table:style-name="ce4" office:value-type="string" calcext:value-type="string">
            <text:p>P1M1 </text:p>
          </table:table-cell>
          <table:table-cell table:style-name="ce4" office:value-type="string" calcext:value-type="string">
            <text:p>P1M2 </text:p>
          </table:table-cell>
          <table:table-cell table:style-name="ce4" office:value-type="string" calcext:value-type="string">
            <text:p>P2M1 </text:p>
          </table:table-cell>
          <table:table-cell table:style-name="ce4" office:value-type="string" calcext:value-type="string">
            <text:p>P2M2 </text:p>
          </table:table-cell>
          <table:table-cell table:style-name="ce4" office:value-type="string" calcext:value-type="string">
            <text:p>ProcesarT2P1 </text:p>
          </table:table-cell>
          <table:table-cell table:style-name="ce4" office:value-type="string" calcext:value-type="string">
            <text:p>ProcesarT2P2 </text:p>
          </table:table-cell>
          <table:table-cell table:style-name="ce4" office:value-type="string" calcext:value-type="string">
            <text:p>RestartM1 </text:p>
          </table:table-cell>
          <table:table-cell table:style-name="ce4" office:value-type="string" calcext:value-type="string">
            <text:p>RestartM2 </text:p>
          </table:table-cell>
        </table:table-row>
        <table:table-row table:style-name="ro2">
          <table:table-cell office:value-type="string" calcext:value-type="string">
            <text:p>ColaP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laP2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laProceso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sponibleM1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sponibleM2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imiteColaP1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miteColaP2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stoP1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stoP2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1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2 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2">
          <table:table-cell office:value-type="string" calcext:value-type="string">
            <text:p>P0 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cesador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cesador2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cesandoP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cesandoP2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cursoTareas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rea2P1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area2P2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4">
          <table:table-cell table:style-name="Default" table:number-columns-repeated="18"/>
        </table:table-row>
        <table:table-row table:style-name="ro1">
          <table:table-cell table:style-name="Default" table:number-columns-repeated="4"/>
          <table:table-cell table:style-name="ce7" table:number-columns-repeated="7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4:19:50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8-08T14:28:58.888000000</dc:date>
    <meta:editing-duration>PT9M52S</meta:editing-duration>
    <meta:editing-cycles>3</meta:editing-cycles>
    <meta:document-statistic meta:table-count="1" meta:cell-count="376" meta:object-count="0"/>
  </office:meta>
</office:document-meta>
</file>